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fo:font-size="14pt" style:font-size-asian="12.25pt" style:font-size-complex="14pt"/>
    </style:style>
    <style:style style:name="P3" style:family="paragraph" style:parent-style-name="Standard">
      <style:paragraph-properties fo:text-align="center" style:justify-single-word="false"/>
      <style:text-properties style:font-name="Arial" fo:font-size="14pt" style:font-size-asian="12.25pt" style:font-size-complex="14pt"/>
    </style:style>
    <style:style style:name="P4" style:family="paragraph" style:parent-style-name="Standard">
      <style:paragraph-properties fo:line-height="150%"/>
      <style:text-properties style:font-name="Arial" fo:font-size="14pt" style:font-size-asian="12.25pt" style:font-size-complex="14pt"/>
    </style:style>
    <style:style style:name="P5" style:family="paragraph" style:parent-style-name="Standard">
      <style:paragraph-properties fo:line-height="150%"/>
      <style:text-properties style:font-name="Arial" fo:font-size="12pt" style:font-size-asian="12pt" style:font-size-complex="12pt"/>
    </style:style>
    <style:style style:name="P6" style:family="paragraph" style:parent-style-name="Standard">
      <style:paragraph-properties fo:line-height="150%"/>
      <style:text-properties style:font-name="Arial" fo:font-size="12pt" officeooo:paragraph-rsid="001451db" style:font-size-asian="12pt" style:font-size-complex="12pt"/>
    </style:style>
    <style:style style:name="P7" style:family="paragraph" style:parent-style-name="Standard">
      <style:paragraph-properties fo:line-height="150%"/>
      <style:text-properties style:font-name="Arial" fo:font-size="12pt" officeooo:paragraph-rsid="0016936c" style:font-size-asian="12pt" style:font-size-complex="12pt"/>
    </style:style>
    <style:style style:name="P8" style:family="paragraph" style:parent-style-name="Standard">
      <style:paragraph-properties fo:line-height="150%"/>
      <style:text-properties style:font-name="Arial" fo:font-size="12pt" officeooo:paragraph-rsid="0018a371" style:font-size-asian="12pt" style:font-size-complex="12pt"/>
    </style:style>
    <style:style style:name="P9" style:family="paragraph" style:parent-style-name="Standard">
      <style:paragraph-properties fo:line-height="150%"/>
      <style:text-properties style:font-name="Arial" fo:font-size="12pt" officeooo:paragraph-rsid="0024f8dc" style:font-size-asian="12pt" style:font-size-complex="12pt"/>
    </style:style>
    <style:style style:name="P10" style:family="paragraph" style:parent-style-name="Standard">
      <style:paragraph-properties fo:line-height="150%"/>
      <style:text-properties style:font-name="Arial" fo:font-size="12pt" officeooo:paragraph-rsid="0028a761" style:font-size-asian="12pt" style:font-size-complex="12pt"/>
    </style:style>
    <style:style style:name="P11" style:family="paragraph" style:parent-style-name="Standard">
      <style:paragraph-properties fo:line-height="150%"/>
      <style:text-properties style:font-name="Arial" fo:font-size="12pt" officeooo:paragraph-rsid="002aaf0a" style:font-size-asian="12pt" style:font-size-complex="12pt"/>
    </style:style>
    <style:style style:name="P12" style:family="paragraph" style:parent-style-name="Standard">
      <style:paragraph-properties fo:line-height="150%"/>
      <style:text-properties style:font-name="Arial" fo:font-size="12pt" officeooo:rsid="0016936c" officeooo:paragraph-rsid="002aaf0a" style:font-size-asian="12pt" style:font-size-complex="12pt"/>
    </style:style>
    <style:style style:name="P13" style:family="paragraph" style:parent-style-name="Standard">
      <style:paragraph-properties fo:line-height="150%"/>
      <style:text-properties style:font-name="Arial" fo:font-size="12pt" officeooo:rsid="0016936c" officeooo:paragraph-rsid="0033879a" style:font-size-asian="12pt" style:font-size-complex="12pt"/>
    </style:style>
    <style:style style:name="P14" style:family="paragraph" style:parent-style-name="Standard">
      <style:paragraph-properties fo:line-height="150%"/>
      <style:text-properties style:font-name="Arial" fo:font-size="12pt" officeooo:rsid="0018a371" officeooo:paragraph-rsid="0018a371" style:font-size-asian="12pt" style:font-size-complex="12pt"/>
    </style:style>
    <style:style style:name="P15" style:family="paragraph" style:parent-style-name="Standard">
      <style:paragraph-properties fo:line-height="150%"/>
      <style:text-properties style:font-name="Arial" fo:font-size="12pt" officeooo:rsid="002bd2a4" officeooo:paragraph-rsid="002bd2a4" style:font-size-asian="12pt" style:font-size-complex="12pt"/>
    </style:style>
    <style:style style:name="P16" style:family="paragraph" style:parent-style-name="Standard">
      <style:paragraph-properties fo:line-height="150%"/>
      <style:text-properties officeooo:paragraph-rsid="0028a761"/>
    </style:style>
    <style:style style:name="P17" style:family="paragraph" style:parent-style-name="Heading_20_1">
      <style:text-properties officeooo:rsid="003bacba" officeooo:paragraph-rsid="003bacba"/>
    </style:style>
    <style:style style:name="P18" style:family="paragraph" style:parent-style-name="Heading_20_1">
      <style:text-properties officeooo:rsid="0018a371" officeooo:paragraph-rsid="0018a371"/>
    </style:style>
    <style:style style:name="P19" style:family="paragraph" style:parent-style-name="Heading_20_1">
      <style:text-properties officeooo:rsid="00149e0b" officeooo:paragraph-rsid="00149e0b"/>
    </style:style>
    <style:style style:name="P20" style:family="paragraph" style:parent-style-name="Heading_20_1">
      <style:text-properties officeooo:rsid="003ca54e" officeooo:paragraph-rsid="003ca54e"/>
    </style:style>
    <style:style style:name="P21" style:family="paragraph" style:parent-style-name="Heading_20_1">
      <style:text-properties officeooo:rsid="003ca54e" officeooo:paragraph-rsid="0026f8bd"/>
    </style:style>
    <style:style style:name="T1" style:family="text">
      <style:text-properties officeooo:rsid="002a3ca3"/>
    </style:style>
    <style:style style:name="T2" style:family="text">
      <style:text-properties officeooo:rsid="00138d77"/>
    </style:style>
    <style:style style:name="T3" style:family="text">
      <style:text-properties style:font-name="Arial" fo:font-size="12pt" officeooo:rsid="0028a761" style:font-size-asian="12pt" style:font-size-complex="12pt"/>
    </style:style>
    <style:style style:name="T4" style:family="text">
      <style:text-properties style:font-name="Arial" fo:font-size="12pt" style:text-underline-style="solid" style:text-underline-width="auto" style:text-underline-color="font-color" officeooo:rsid="0028a761" style:font-size-asian="12pt" style:font-size-complex="12pt"/>
    </style:style>
    <style:style style:name="T5" style:family="text">
      <style:text-properties style:font-name="Arial" fo:font-size="12pt" fo:font-weight="normal" officeooo:rsid="002ca448" style:font-size-asian="12pt" style:font-weight-asian="normal" style:font-size-complex="12pt" style:font-weight-complex="normal"/>
    </style:style>
    <style:style style:name="T6" style:family="text">
      <style:text-properties style:font-name="Arial" fo:font-size="12pt" fo:font-weight="normal" officeooo:rsid="00378712" style:font-size-asian="12pt" style:font-weight-asian="normal" style:font-size-complex="12pt" style:font-weight-complex="normal"/>
    </style:style>
    <style:style style:name="T7" style:family="text">
      <style:text-properties style:font-name="Arial" fo:font-size="12pt" style:text-underline-style="none" officeooo:rsid="0028a761" style:font-size-asian="12pt" style:font-size-complex="12pt"/>
    </style:style>
    <style:style style:name="T8" style:family="text">
      <style:text-properties style:font-name="Arial" fo:font-size="12pt" style:text-underline-style="none" fo:font-weight="bold" officeooo:rsid="0028a761" style:font-size-asian="12pt" style:font-weight-asian="bold" style:font-size-complex="12pt" style:font-weight-complex="bold"/>
    </style:style>
    <style:style style:name="T9" style:family="text">
      <style:text-properties style:font-name="Arial" fo:font-size="12pt" style:text-underline-style="none" fo:font-weight="normal" officeooo:rsid="0028a761" style:font-size-asian="12pt" style:font-weight-asian="normal" style:font-size-complex="12pt" style:font-weight-complex="normal"/>
    </style:style>
    <style:style style:name="T10" style:family="text">
      <style:text-properties style:font-name="Arial" fo:font-size="13pt" fo:font-weight="bold" officeooo:rsid="002ca448" style:font-size-asian="13pt" style:font-weight-asian="bold" style:font-size-complex="13pt" style:font-weight-complex="bold"/>
    </style:style>
    <style:style style:name="T11" style:family="text">
      <style:text-properties style:font-name="Arial" fo:font-size="13pt" fo:font-weight="bold" officeooo:rsid="00378712" style:font-size-asian="13pt" style:font-weight-asian="bold" style:font-size-complex="13pt" style:font-weight-complex="bold"/>
    </style:style>
    <style:style style:name="T12" style:family="text">
      <style:text-properties style:font-name="Arial" fo:font-size="13pt" style:text-underline-style="none" fo:font-weight="bold" officeooo:rsid="0028a761" style:font-size-asian="13pt" style:font-weight-asian="bold" style:font-size-complex="13pt" style:font-weight-complex="bold"/>
    </style:style>
    <style:style style:name="T13" style:family="text">
      <style:text-properties style:font-name="Arial" fo:font-size="13pt" style:text-underline-style="none" fo:font-weight="bold" officeooo:rsid="00378712" style:font-size-asian="13pt" style:font-weight-asian="bold" style:font-size-complex="13pt" style:font-weight-complex="bold"/>
    </style:style>
    <style:style style:name="T14" style:family="text">
      <style:text-properties style:font-name="Arial" fo:font-size="13pt" style:text-underline-style="none" fo:font-weight="normal" officeooo:rsid="0028a761" style:font-size-asian="13pt" style:font-weight-asian="normal" style:font-size-complex="13pt" style:font-weight-complex="normal"/>
    </style:style>
    <style:style style:name="T15" style:family="text">
      <style:text-properties style:font-name="Arial" fo:font-size="13pt" style:text-underline-style="solid" style:text-underline-width="auto" style:text-underline-color="font-color" fo:font-weight="bold" officeooo:rsid="00378712" style:font-size-asian="13pt" style:font-weight-asian="bold" style:font-size-complex="13pt" style:font-weight-complex="bold"/>
    </style:style>
    <style:style style:name="T16" style:family="text">
      <style:text-properties style:font-name="Arial" fo:font-size="13pt" style:text-underline-style="solid" style:text-underline-width="auto" style:text-underline-color="font-color" fo:font-weight="bold" officeooo:rsid="0028a761" style:font-size-asian="13pt" style:font-weight-asian="bold" style:font-size-complex="13pt" style:font-weight-complex="bold"/>
    </style:style>
    <style:style style:name="T17" style:family="text">
      <style:text-properties officeooo:rsid="0013a577"/>
    </style:style>
    <style:style style:name="T18" style:family="text">
      <style:text-properties officeooo:rsid="001451db"/>
    </style:style>
    <style:style style:name="T19" style:family="text">
      <style:text-properties officeooo:rsid="00149e0b"/>
    </style:style>
    <style:style style:name="T20" style:family="text">
      <style:text-properties officeooo:rsid="0016936c"/>
    </style:style>
    <style:style style:name="T21" style:family="text">
      <style:text-properties officeooo:rsid="0018a371"/>
    </style:style>
    <style:style style:name="T22" style:family="text">
      <style:text-properties officeooo:rsid="0019c525"/>
    </style:style>
    <style:style style:name="T23" style:family="text">
      <style:text-properties officeooo:rsid="001ab5e5"/>
    </style:style>
    <style:style style:name="T24" style:family="text">
      <style:text-properties officeooo:rsid="002206dd"/>
    </style:style>
    <style:style style:name="T25" style:family="text">
      <style:text-properties officeooo:rsid="0023bdd3"/>
    </style:style>
    <style:style style:name="T26" style:family="text">
      <style:text-properties officeooo:rsid="0024f8dc"/>
    </style:style>
    <style:style style:name="T27" style:family="text">
      <style:text-properties officeooo:rsid="002aaf0a"/>
    </style:style>
    <style:style style:name="T28" style:family="text">
      <style:text-properties officeooo:rsid="002c5c30"/>
    </style:style>
    <style:style style:name="T29" style:family="text">
      <style:text-properties officeooo:rsid="002d5739"/>
    </style:style>
    <style:style style:name="T30" style:family="text">
      <style:text-properties officeooo:rsid="002fd47f"/>
    </style:style>
    <style:style style:name="T31" style:family="text">
      <style:text-properties officeooo:rsid="0033879a"/>
    </style:style>
    <style:style style:name="T32" style:family="text">
      <style:text-properties officeooo:rsid="003bacba"/>
    </style:style>
    <style:style style:name="T33" style:family="text">
      <style:text-properties officeooo:rsid="003d8c73"/>
    </style:style>
    <style:style style:name="T34" style:family="text">
      <style:text-properties officeooo:rsid="003e4f9f"/>
    </style:style>
    <style:style style:name="T35" style:family="text">
      <style:text-properties officeooo:rsid="003ff1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ser License for IPDOS (tm) IdeaFarm (tm) Piggyback Distributed Operating System <text:span text:style-name="T29">and Forks Thereof</text:span></text:p>
      <text:p text:style-name="P2"/>
      <text:p text:style-name="P3"><text:span text:style-name="T22">Rev. 1.0.7:</text:span> <text:s/><text:span text:style-name="T33">Februrary 10</text:span>, 2020</text:p>
      <text:p text:style-name="P2"/>
      <text:p text:style-name="P2"/>
      <text:h text:style-name="P17" text:outline-level="1">This, and all forks, are the property of Wo’O Ideafarm.</text:h>
      <text:p text:style-name="P4"/>
      <text:p text:style-name="P7"><text:span text:style-name="T20">(c)</text:span> Wo’<text:span text:style-name="T18">O</text:span> Ideafarm, 1992-2020. <text:s/><text:span text:style-name="T20">All rights reserved.</text:span> <text:s/><text:span text:style-name="T20">This ownership extends to all forks and other derivative works. <text:s/>Forks may be modified only by permission; such permission is hereby provisionally granted, but may be revoked in writing for good cause without prior notice, on pain of “takedown”.</text:span> <text:s/><text:span text:style-name="T33">For example, a fork may not (1) modify or hide this User License or (2) alter or defeat code that monitors usage or enforces payment or secures against malware.</text:span></text:p>
      <text:p text:style-name="P6"/>
      <text:p text:style-name="P9"><text:span text:style-name="T25">Intent:</text:span> <text:s/><text:span text:style-name="T17">(1) P</text:span>ermit users to contribute to the development of IPDOS™. <text:s/><text:span text:style-name="T17">(2) Reward investors by</text:span> retain<text:span text:style-name="T2">ing</text:span> all proprietary interests in all IPDOS (tm) source code, executables, <text:span text:style-name="T19">and</text:span> other content. <text:s/>Th<text:span text:style-name="T25">e latter</text:span> <text:span text:style-name="T25">encourages</text:span> strategic planning and funding, <text:span text:style-name="T24">by investors,</text:span> of "top down" software development. <text:s/><text:span text:style-name="T25">The former encourages</text:span> "bottom up" software development by “<text:span text:style-name="T2">grass roots” users and visionaries</text:span>. <text:s/><text:span text:style-name="T25">U</text:span>sers get rapid feature development <text:span text:style-name="T17">and</text:span> defect elimination, <text:span text:style-name="T17">plus</text:span> rapidly forking product visions <text:span text:style-name="T19">and implementations</text:span>. <text:s/>Investors get <text:span text:style-name="T26">explosive</text:span> ROI.</text:p>
      <text:p text:style-name="P5"/>
      <text:p text:style-name="P5"><text:span text:style-name="T2">To realize this vision, a</text:span>ll forks and other derivative works <text:span text:style-name="T34">are</text:span> the property of the owner of IPDOS™ <text:span text:style-name="T18">and are subject to this User License</text:span>, <text:span text:style-name="T18">notwithstanding the amount of IPDOS™ content retained or its size relative to the derivative work</text:span>. <text:s/>All executables, <text:span text:style-name="T2">including those</text:span> produced by building forks and other derivative works, are likewise the property of the owner and may be used <text:span text:style-name="T17">only</text:span> for testing. <text:s/><text:span text:style-name="T21">But a derivative work that merely stores, installs, or uses IPDOS™, without more, does not thereby become the property of the owner of IPDOS™.</text:span></text:p>
      <text:p text:style-name="P5"/>
      <text:h text:style-name="P17" text:outline-level="1"><text:soft-page-break/>Exception: <text:s/>Contributors own some application code.</text:h>
      <text:p text:style-name="P7"/>
      <text:p text:style-name="P13"><text:span text:style-name="T28">Users can contribute IPDOS™ pay-to-use applications for profit. <text:s/>C</text:span>ontribut<text:span text:style-name="T35">ors</text:span> <text:span text:style-name="T31">can optionally </text:span>retain ownership of source and executable<text:span text:style-name="T23">s and forks thereof. <text:s/>When ownership is so retained, the contributor retains control over usage, responsibility for supporting users, and liability arising from usage, and may revoke the contribution at will with 15 days written notice. <text:s/>Revenue (net of transaction fees) collected by the owner of IPDOS™ from a user of a “retained application” is the property of the contributor and is held either in trust or as security. <text:s/>Contributed applications that are not retained become the property of the owner of IPDOS™.</text:span></text:p>
      <text:p text:style-name="P11"/>
      <text:h text:style-name="P17" text:outline-level="1">Forks must preserve “mandatory” content.</text:h>
      <text:p text:style-name="P11"/>
      <text:p text:style-name="P15">IPDOS™ and its bundled applications are not freeware. <text:s/>Some applications contributed by users are also not freeware. <text:s/>IPDOS™ contains <text:span text:style-name="T30">implicitly “mandatory”</text:span> code that <text:span text:style-name="T30">(1)</text:span> monitors installation and usage, <text:span text:style-name="T30">(2)</text:span> enforces the collection of user payments for the use of IPDOS™ and its bundled applications as well as payments to users who contribute pay-to-use applications for profit, <text:span text:style-name="T30">and</text:span> <text:span text:style-name="T30">(3) secures IPDOS™ against attack, as well as code that (4) is explicitly marked as “mandatory”</text:span>. <text:s/>A fork may not alter, defeat, <text:span text:style-name="T30">or diverge from mandatory code; forks must timely merge changes to mandatory code.</text:span></text:p>
      <text:p text:style-name="P12"/>
      <text:h text:style-name="P18" text:outline-level="1"><text:span text:style-name="T32">Permission to f</text:span>ork and <text:span text:style-name="T23">c</text:span>lon<text:span text:style-name="T32">e is provisionally granted.</text:span></text:h>
      <text:p text:style-name="P8"/>
      <text:p text:style-name="P14">IPDOS™ source code and content may not be copied, stored, or disclosed except to develop contributions, may be done only using GitHub facilities (e.g. forking and cloning), and only with permission. <text:s/>Permission <text:span text:style-name="T27">is provisionally granted to all GitHub users but may be withdrawn in writing for good cause without prior notice, and if withdrawn,</text:span> <text:span text:style-name="T27">the</text:span> fork must be timely removed, and all clones <text:span text:style-name="T27">and forks</text:span> and other copies must be destroyed.</text:p>
      <text:p text:style-name="P8"/>
      <text:h text:style-name="P19" text:outline-level="1"><text:soft-page-break/>“Fair Use” <text:span text:style-name="T32">copyright is granted for text but not code.</text:span></text:h>
      <text:p text:style-name="P5"/>
      <text:p text:style-name="P5">There is no "fair use exemption" for C++, assembler, or other compiled or interpreted code within IPDOS™ <text:s/>source. Commentators may not publish such code in whole or in part, even in tiny part, but must instead provide a link <text:span text:style-name="T19">to the IPDOS™ owner’s master repository.</text:span> <text:s/>Text that is not compiled or interpreted, including text strings within <text:span text:style-name="T19">C++</text:span> code, may be quoted and published within the normal "fair use" limits, if appropriate attribution is made.</text:p>
      <text:p text:style-name="P5"/>
      <text:h text:style-name="P20" text:outline-level="1">Each change to this User License binds all users.</text:h>
      <text:p text:style-name="P5"/>
      <text:p text:style-name="P5">The owner of IPDOS (tm) may revise the User License at will without notice. <text:s/>At any point in time, all users are bound by the User License version that is in effect at that time. <text:s/>Exceptions: A user who contributes code or other content is bound by the User License that is in effect at the time that the contribution is accepted into the master source tree of IPDOS (tm). <text:s/>A user who purchases IPDOS (tm) services for a specific time period (a "subscription") is bound by the User License that is in effect at the time of purchase.</text:p>
      <text:p text:style-name="P5"/>
      <text:h text:style-name="P21" text:outline-level="1">Provided “as is” without warranty, with indemnification.</text:h>
      <text:p text:style-name="P10"/>
      <text:p text:style-name="P16"><text:span text:style-name="T3">This source code, executables, and other content </text:span><text:span text:style-name="T8">i</text:span><text:span text:style-name="T12">s provided “as is”, without warranty of any kind</text:span><text:span text:style-name="T3">, express or implied, including but not limited to the warranties of merchantability, fitness for a particular purpose and noninfringement. <text:s/></text:span><text:span text:style-name="T12">In no event shall the authors or copyright holders be liable for any claim</text:span><text:span text:style-name="T3">, damages or other liability, whether in an action of contract, tort or otherwise, arising from, out of or in connection with the source code, executables, or other content, or the use or other dealings thereof. <text:s/></text:span><text:span text:style-name="T10">Each </text:span><text:span text:style-name="T11">contributor of a</text:span><text:span text:style-name="T13"> </text:span><text:span text:style-name="T15">retained</text:span><text:span text:style-name="T13"> </text:span><text:span text:style-name="T10">application indemnifies the owner of IPDOS™</text:span><text:span text:style-name="T5"> against liability for claims arising from the use of the </text:span><text:span text:style-name="T6">retained</text:span><text:span text:style-name="T5"> application by other us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style:font-size-asian="10pt" style:font-size-complex="10pt"/>
    </style:style>
    <style:style style:name="MT1" style:family="text"/>
    <style:style style:name="MT2" style:family="text">
      <style:text-properties officeooo:rsid="002a3c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20200125@1500.<text:a xlink:type="simple" xlink:href="mailto:20200125@1235.ipdos.user.license.pdf" text:style-name="Internet_20_link" text:visited-style-name="Visited_20_Internet_20_Link">20200125@1235.ipdos.user.license.</text:a><text:a xlink:type="simple" xlink:href="mailto:20200125@1235.ipdos.user.license.pdf" text:style-name="Internet_20_link" text:visited-style-name="Visited_20_Internet_20_Link"><text:span text:style-name="MT2">pdf</text:span></text:a><text:span text:style-name="MT2"><text:tab/></text:span><text:span text:style-name="MT2"><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2:07:15.865000000</meta:creation-date>
    <dc:date>2020-02-10T07:58:46.567000000</dc:date>
    <meta:editing-duration>PT1H51M42S</meta:editing-duration>
    <meta:editing-cycles>27</meta:editing-cycles>
    <meta:generator>LibreOffice/6.2.2.2$Windows_X86_64 LibreOffice_project/2b840030fec2aae0fd2658d8d4f9548af4e3518d</meta:generator>
    <meta:document-statistic meta:table-count="0" meta:image-count="0" meta:object-count="0" meta:page-count="3" meta:paragraph-count="19" meta:word-count="861" meta:character-count="5440" meta:non-whitespace-character-count="4569"/>
  </office:meta>
</office:document-meta>
</file>